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4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11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 style:list-style-name="L1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5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16" style:family="paragraph" style:parent-style-name="Text_20_body" style:list-style-name="L2">
      <style:paragraph-properties fo:margin-left="0cm" fo:margin-right="0cm" fo:text-indent="0cm" style:auto-text-indent="false"/>
    </style:style>
    <style:style style:name="P17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8" style:family="paragraph" style:parent-style-name="Text_20_body" style:list-style-name="L3">
      <style:paragraph-properties fo:margin-left="0cm" fo:margin-right="0cm" fo:text-indent="0cm" style:auto-text-indent="false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-left="0.318cm" loext:padding-right="0cm" loext:padding-top="0cm" loext:padding-bottom="0cm" loext:border-left="3pt solid #04aa6d" loext:border-right="none" loext:border-top="none" loext:border-bottom="none"/>
    </style:style>
    <style:style style:name="P20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T1" style:family="text"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T2" style:family="text">
      <style:text-properties loext:padding="0cm" loext:border="none"/>
    </style:style>
    <style:style style:name="T3" style:family="text">
      <style:text-properties fo:color="#ff0000" loext:opacity="100%"/>
    </style:style>
    <style:style style:name="T4" style:family="text">
      <style:text-properties fo:color="#0000cd" loext:opacity="100%"/>
    </style:style>
    <style:style style:name="T5" style:family="text">
      <style:text-properties fo:color="#a52a2a" loext:opacity="100%"/>
    </style:style>
    <style:style style:name="T6" style:family="text">
      <style:text-properties fo:color="#000000" loext:opacity="100%"/>
    </style:style>
    <style:style style:name="T7" style:family="text">
      <style:text-properties officeooo:rsid="0011dfcf"/>
    </style:style>
    <style:style style:name="T8" style:family="text">
      <style:text-properties officeooo:rsid="0011dfcf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fo:border="solid" loext:decorative="false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xlink:href="https://www.w3schools.com/js/exercise_js.asp?filename=exercise_js_variables1" xlink:type="simple">
          <form:properties>
            <form:property form:property-name="PropertyChangeNotificationEnabled" office:value-type="boolean" office:boolean-value="true"/>
          </form:properties>
          <form:text form:name="ex1" form:control-implementation="ooo:com.sun.star.form.component.TextField" xml:id="control1" form:id="control1" form:max-length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x2" form:control-implementation="ooo:com.sun.star.form.component.TextField" xml:id="control2" form:id="control2" form:max-length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Variables de JavaScript</text:h>
      <text:p text:style-name="P7"><text:span text:style-name="T1"/></text:p>
      <text:h text:style-name="P4" text:outline-level="3">Las variables son contenedores para almacenar datos.</text:h>
      <text:p text:style-name="P8">Las variables de JavaScript se pueden declarar de 4 formas:</text:p>
      <text:list text:style-name="L1">
        <text:list-item>
          <text:p text:style-name="P10">Automáticamente</text:p>
        </text:list-item>
        <text:list-item>
          <text:p text:style-name="P11"><text:span text:style-name="T2">Usando </text:span><text:span text:style-name="Source_20_Text"><text:span text:style-name="T2">var</text:span></text:span></text:p>
        </text:list-item>
        <text:list-item>
          <text:p text:style-name="P11"><text:span text:style-name="T2">Usando</text:span><text:span text:style-name="Source_20_Text"><text:span text:style-name="T2">let</text:span></text:span></text:p>
        </text:list-item>
        <text:list-item>
          <text:p text:style-name="P12"><text:span text:style-name="T2">Usando </text:span><text:span text:style-name="Source_20_Text"><text:span text:style-name="T2">const</text:span></text:span></text:p>
        </text:list-item>
      </text:list>
      <text:p text:style-name="P7">En este primer ejemplo, <text:span text:style-name="Source_20_Text"><text:span text:style-name="T2">x</text:span></text:span>, <text:span text:style-name="Source_20_Text"><text:span text:style-name="T2">y </text:span></text:span>y <text:span text:style-name="Source_20_Text"><text:span text:style-name="T2">z</text:span></text:span> son variables no declaradas.</text:p>
      <text:p text:style-name="P7">Se declaran automáticamente cuando se utilizan por primera vez:</text:p>
      <text:h text:style-name="P4" text:outline-level="3">Ejemplo</text:h>
      <text:p text:style-name="P13">x = <text:span text:style-name="T3">5</text:span>;<text:line-break/>y = <text:span text:style-name="T3">6</text:span>;<text:line-break/>z = x + y;</text:p>
      <text:p text:style-name="P7"><text:span text:style-name="T2"/></text:p>
      <text:h text:style-name="P3" text:outline-level="2">Nota</text:h>
      <text:p text:style-name="P8">Se considera una buena práctica de programación declarar siempre las variables antes de su uso.</text:p>
      <text:p text:style-name="P7">De los ejemplos puedes adivinar:</text:p>
      <text:list text:style-name="L2">
        <text:list-item>
          <text:p text:style-name="P15">x almacena el valor 5</text:p>
        </text:list-item>
        <text:list-item>
          <text:p text:style-name="P15">y almacena el valor 6</text:p>
        </text:list-item>
        <text:list-item>
          <text:p text:style-name="P16">z almacena el valor 11</text:p>
        </text:list-item>
      </text:list>
      <text:h text:style-name="P4" text:outline-level="3">Ejemplo usando var</text:h>
      <text:p text:style-name="P13"><text:span text:style-name="T4">var</text:span> x = <text:span text:style-name="T3">5</text:span>;<text:line-break/><text:span text:style-name="T4">var</text:span> y = <text:span text:style-name="T3">6</text:span>;<text:line-break/><text:span text:style-name="T4">var</text:span> z = x + y;</text:p>
      <text:p text:style-name="P7"><text:span text:style-name="T2"/></text:p>
      <text:h text:style-name="P3" text:outline-level="2">Nota</text:h>
      <text:p text:style-name="P7"><text:span text:style-name="T2">La palabra clave </text:span><text:span text:style-name="Source_20_Text"><text:span text:style-name="T2">var </text:span></text:span><text:span text:style-name="T2">se utilizó en JavaScript desde 1995 hasta 2015.</text:span></text:p>
      <text:p text:style-name="P7"><text:span text:style-name="T2">Las palabras clave </text:span><text:span text:style-name="Source_20_Text"><text:span text:style-name="T2">let</text:span></text:span><text:span text:style-name="T2">y </text:span><text:span text:style-name="Source_20_Text"><text:span text:style-name="T2">const </text:span></text:span><text:span text:style-name="T2">se agregaron a JavaScript en 2015.</text:span></text:p>
      <text:p text:style-name="P7"><text:span text:style-name="T2">La palabra clave </text:span><text:span text:style-name="Source_20_Text"><text:span text:style-name="T2">var </text:span></text:span><text:span text:style-name="T2">sólo debe usarse en código escrito para navegadores más antiguos.</text:span></text:p>
      <text:h text:style-name="P4" text:outline-level="3"><text:soft-page-break/>Ejemplo usando <text:span text:style-name="T7">let</text:span></text:h>
      <text:p text:style-name="P13"><text:span text:style-name="T4">let</text:span> x = <text:span text:style-name="T3">5</text:span>;<text:line-break/><text:span text:style-name="T4">let</text:span> y = <text:span text:style-name="T3">6</text:span>;<text:line-break/><text:span text:style-name="T4">let</text:span> z = x + y;</text:p>
      <text:p text:style-name="P7"><text:span text:style-name="T2"/></text:p>
      <text:h text:style-name="P4" text:outline-level="3">Ejemplo usando constante</text:h>
      <text:p text:style-name="P13"><text:span text:style-name="T4">const</text:span> x = <text:span text:style-name="T3">5</text:span>;<text:line-break/><text:span text:style-name="T4">const</text:span> y = <text:span text:style-name="T3">6</text:span>;<text:line-break/><text:span text:style-name="T4">const</text:span> z = x + y;</text:p>
      <text:p text:style-name="P7"><text:span text:style-name="T2"/></text:p>
      <text:h text:style-name="P4" text:outline-level="3">Ejemplo mixto</text:h>
      <text:p text:style-name="P13"><text:span text:style-name="T4">const</text:span> price1 = <text:span text:style-name="T3">5</text:span>;<text:line-break/><text:span text:style-name="T4">const</text:span> price2 = <text:span text:style-name="T3">6</text:span>;<text:line-break/><text:span text:style-name="T4">let</text:span> total = price1 + price2;</text:p>
      <text:p text:style-name="P7"><text:span text:style-name="T2"/></text:p>
      <text:p text:style-name="P7">Las dos variables <text:span text:style-name="Source_20_Text"><text:span text:style-name="T2">price1</text:span></text:span>y <text:span text:style-name="Source_20_Text"><text:span text:style-name="T2">price2</text:span></text:span> se declaran con la palabra clave <text:span text:style-name="Source_20_Text"><text:span text:style-name="T2">const.</text:span></text:span></text:p>
      <text:p text:style-name="P7">Estos son valores constantes y no se pueden cambiar.</text:p>
      <text:p text:style-name="P7">La variable <text:span text:style-name="Source_20_Text"><text:span text:style-name="T2">total </text:span></text:span>se declara con la palabra clave <text:span text:style-name="Source_20_Text"><text:span text:style-name="T2">let</text:span></text:span>.</text:p>
      <text:p text:style-name="P7">El valor <text:span text:style-name="Source_20_Text"><text:span text:style-name="T2">total </text:span></text:span>se puede cambiar.</text:p>
      <text:h text:style-name="P3" text:outline-level="2">¿Cuándo utilizar var, let o const?</text:h>
      <text:p text:style-name="P8">1. Declarar siempre variables</text:p>
      <text:p text:style-name="P7"><text:span text:style-name="T2">2. </text:span><text:span text:style-name="T8">Use</text:span><text:span text:style-name="T2"> </text:span><text:span text:style-name="Source_20_Text"><text:span text:style-name="T2">const </text:span></text:span><text:span text:style-name="T2">si el valor no debe cambiarse.</text:span></text:p>
      <text:p text:style-name="P7"><text:span text:style-name="T2">3. </text:span><text:span text:style-name="T8">Use</text:span><text:span text:style-name="T2"> </text:span><text:span text:style-name="Source_20_Text"><text:span text:style-name="T2">const </text:span></text:span><text:span text:style-name="T2">si no se debe cambiar el tipo (Arrays y Objetos)</text:span></text:p>
      <text:p text:style-name="P7"><text:span text:style-name="T2">4. </text:span><text:span text:style-name="T8">Use </text:span><text:span text:style-name="Source_20_Text"><text:span text:style-name="T2">let </text:span></text:span><text:span text:style-name="T2">si no puede usar </text:span><text:span text:style-name="Source_20_Text"><text:span text:style-name="T2">const</text:span></text:span></text:p>
      <text:p text:style-name="P7"><text:span text:style-name="T2">5. </text:span><text:span text:style-name="Source_20_Text"><text:span text:style-name="T2">var </text:span></text:span><text:span text:style-name="T2">Úselo únicamente si DEBE admitir navegadores antiguos.</text:span></text:p>
      <text:p text:style-name="Horizontal_20_Line"/>
      <text:h text:style-name="P2" text:outline-level="2">Como el álgebra</text:h>
      <text:p text:style-name="P7">Al igual que en álgebra, las variables contienen valores:</text:p>
      <text:p text:style-name="P14"><text:span text:style-name="T4">let</text:span> x = <text:span text:style-name="T3">5</text:span>;<text:line-break/><text:span text:style-name="T4">let</text:span> y = <text:span text:style-name="T3">6</text:span>;</text:p>
      <text:p text:style-name="P7">Al igual que en álgebra, las variables se utilizan en expresiones:</text:p>
      <text:p text:style-name="P14"><text:span text:style-name="T4">let</text:span> z = x + y;</text:p>
      <text:p text:style-name="P7">A partir del ejemplo anterior, puedes adivinar que el total calculado es 11.</text:p>
      <text:h text:style-name="P3" text:outline-level="2"><text:soft-page-break/>Nota</text:h>
      <text:p text:style-name="P8">Las variables son contenedores para almacenar valores.</text:p>
      <text:p text:style-name="Horizontal_20_Line"/>
      <text:h text:style-name="P2" text:outline-level="2">Identificadores de JavaScript</text:h>
      <text:p text:style-name="P7">Todas <text:span text:style-name="Strong_20_Emphasis">las variables</text:span> de JavaScript deben <text:span text:style-name="Strong_20_Emphasis">identificarse</text:span> con <text:span text:style-name="Strong_20_Emphasis">nombres únicos</text:span> .</text:p>
      <text:p text:style-name="P7">Estos nombres únicos se denominan <text:span text:style-name="Strong_20_Emphasis">identificadores</text:span> .</text:p>
      <text:p text:style-name="P7">Los identificadores pueden ser nombres cortos (como x e y) o nombres más descriptivos (edad, suma, volumen total).</text:p>
      <text:p text:style-name="P7">Las reglas generales para construir nombres de variables (identificadores únicos) son:</text:p>
      <text:list text:style-name="L3">
        <text:list-item>
          <text:p text:style-name="P17">Los nombres pueden contener letras, dígitos, guiones bajos y signos de dólar.</text:p>
        </text:list-item>
        <text:list-item>
          <text:p text:style-name="P17">Los nombres deben comenzar con una letra.</text:p>
        </text:list-item>
        <text:list-item>
          <text:p text:style-name="P17">Los nombres también pueden comenzar con $ y _</text:p>
        </text:list-item>
        <text:list-item>
          <text:p text:style-name="P17">Los nombres distinguen entre mayúsculas y minúsculas (y e Y son variables diferentes).</text:p>
        </text:list-item>
        <text:list-item>
          <text:p text:style-name="P18">Las palabras reservadas (como las palabras clave de JavaScript) no se pueden utilizar como nombres.</text:p>
        </text:list-item>
      </text:list>
      <text:h text:style-name="P3" text:outline-level="2">Nota</text:h>
      <text:p text:style-name="P8">Los identificadores de JavaScript distinguen entre mayúsculas y minúsculas.</text:p>
      <text:p text:style-name="Horizontal_20_Line"/>
      <text:h text:style-name="P2" text:outline-level="2">El operador de asignación</text:h>
      <text:p text:style-name="P7">En JavaScript, el signo igual ( <text:span text:style-name="Source_20_Text"><text:span text:style-name="T2">=</text:span></text:span>) es un operador de "asignación", no un operador "igual a".</text:p>
      <text:p text:style-name="P7">Esto es diferente del álgebra. Lo siguiente no tiene sentido en álgebra:</text:p>
      <text:p text:style-name="P14">x = x + <text:span text:style-name="T3">5</text:span></text:p>
      <text:p text:style-name="P7">En JavaScript, sin embargo, tiene mucho sentido: asigna el valor de x + 5 a x.</text:p>
      <text:p text:style-name="P7">(Calcula el valor de x + 5 y coloca el resultado en x. El valor de x se incrementa en 5).</text:p>
      <text:h text:style-name="P3" text:outline-level="2">Nota</text:h>
      <text:p text:style-name="P7"><text:span text:style-name="T2">El operador "igual a" está escrito como </text:span><text:span text:style-name="Source_20_Text"><text:span text:style-name="T2">==</text:span></text:span><text:span text:style-name="T2">en JavaScript.</text:span></text:p>
      <text:p text:style-name="Horizontal_20_Line"/>
      <text:h text:style-name="P2" text:outline-level="2">Tipos de datos de JavaScript</text:h>
      <text:p text:style-name="P7">Las variables de JavaScript pueden contener números como 100 y valores de texto como "John Doe".</text:p>
      <text:p text:style-name="P7">En programación, los valores de texto se denominan cadenas de texto.</text:p>
      <text:p text:style-name="P7"><text:soft-page-break/>JavaScript puede manejar muchos tipos de datos, pero por ahora, sólo piense en números y cadenas.</text:p>
      <text:p text:style-name="P7">Las cadenas se escriben entre comillas dobles o simples. Los números se escriben sin comillas.</text:p>
      <text:p text:style-name="P7">Si pones un número entre comillas, será tratado como una cadena de texto.</text:p>
      <text:h text:style-name="P4" text:outline-level="3">Ejemplo</text:h>
      <text:p text:style-name="P13"><text:span text:style-name="T4">const</text:span> pi = <text:span text:style-name="T3">3.14</text:span>;<text:line-break/><text:span text:style-name="T4">let</text:span> person = <text:span text:style-name="T5">"John Doe"</text:span>;<text:line-break/><text:span text:style-name="T4">let</text:span> answer = <text:span text:style-name="T5">'Yes I am!'</text:span>;</text:p>
      <text:p text:style-name="P6"><text:span text:style-name="T2"/></text:p>
      <text:p text:style-name="Horizontal_20_Line"/>
      <text:h text:style-name="P2" text:outline-level="2">Declarar una variable de JavaScript</text:h>
      <text:p text:style-name="P7">Crear una variable en JavaScript se llama "declarar" una variable.</text:p>
      <text:p text:style-name="P7">Declaras una variable JavaScript con <text:span text:style-name="T7">la </text:span>palabra clave <text:span text:style-name="Source_20_Text"><text:span text:style-name="T2">var </text:span></text:span>o <text:span text:style-name="Source_20_Text"><text:span text:style-name="T2">let</text:span></text:span>:</text:p>
      <text:p text:style-name="P13"><text:span text:style-name="T4">var</text:span> carName;</text:p>
      <text:p text:style-name="P9">o:</text:p>
      <text:p text:style-name="P14"><text:span text:style-name="T4">let</text:span> carName;</text:p>
      <text:p text:style-name="P7">Después de la declaración, la variable no tiene valor (técnicamente es <text:span text:style-name="Source_20_Text"><text:span text:style-name="T2">undefined</text:span></text:span>).</text:p>
      <text:p text:style-name="P7">Para <text:span text:style-name="Strong_20_Emphasis">asignar</text:span> un valor a la variable, use el signo igual:</text:p>
      <text:p text:style-name="P14">carName = <text:span text:style-name="T5">"Volvo"</text:span>;</text:p>
      <text:p text:style-name="P7">También puedes asignar un valor a la variable cuando la declaras:</text:p>
      <text:p text:style-name="P14"><text:span text:style-name="T4">let</text:span> carName = <text:span text:style-name="T5">"Volvo"</text:span>;</text:p>
      <text:p text:style-name="P7">En el siguiente ejemplo, creamos una variable llamada <text:span text:style-name="Source_20_Text"><text:span text:style-name="T2">carName </text:span></text:span>y le asignamos el valor "Volvo".</text:p>
      <text:p text:style-name="P7">Luego "generamos" el valor dentro de un párrafo HTML con id="demo":</text:p>
      <text:h text:style-name="P4" text:outline-level="3">Ejemplo</text:h>
      <text:p text:style-name="P19"><text:span text:style-name="T4">&lt;</text:span><text:span text:style-name="T5">p</text:span><text:span text:style-name="T3"> id</text:span><text:span text:style-name="T4">="demo"&gt;&lt;</text:span><text:span text:style-name="T5">/p</text:span><text:span text:style-name="T4">&gt;</text:span><text:line-break/><text:line-break/><text:span text:style-name="T4">&lt;</text:span><text:span text:style-name="T5">script</text:span><text:span text:style-name="T4">&gt;</text:span><text:span text:style-name="T6"><text:line-break/></text:span><text:span text:style-name="T4">let</text:span><text:span text:style-name="T6"> carName = </text:span><text:span text:style-name="T5">"Volvo"</text:span><text:span text:style-name="T6">;<text:line-break/>document.getElementById(</text:span><text:span text:style-name="T5">"demo"</text:span><text:span text:style-name="T6">).innerHTML = carName;<text:line-break/></text:span><text:span text:style-name="T4">&lt;</text:span><text:span text:style-name="T5">/script</text:span><text:span text:style-name="T4">&gt;</text:span></text:p>
      <text:p text:style-name="P7"><text:span text:style-name="T2"/></text:p>
      <text:h text:style-name="P3" text:outline-level="2">Nota</text:h>
      <text:p text:style-name="P8">Es una buena práctica de programación declarar todas las variables al comienzo de un script.</text:p>
      <text:p text:style-name="Horizontal_20_Line"/>
      <text:h text:style-name="P2" text:outline-level="2"><text:soft-page-break/>Una declaración, muchas variables</text:h>
      <text:p text:style-name="P7">Puede declarar muchas variables en una sola declaración.</text:p>
      <text:p text:style-name="P7">Comience la declaración con <text:span text:style-name="Source_20_Text"><text:span text:style-name="T2">let </text:span></text:span>y separe las variables por <text:span text:style-name="Strong_20_Emphasis">coma</text:span> :</text:p>
      <text:h text:style-name="P4" text:outline-level="3">Ejemplo</text:h>
      <text:p text:style-name="P13"><text:span text:style-name="T4">let</text:span> person = <text:span text:style-name="T5">"John Doe"</text:span>, carName = <text:span text:style-name="T5">"Volvo"</text:span>, price = <text:span text:style-name="T3">200</text:span>;</text:p>
      <text:p text:style-name="P7"><text:span text:style-name="T2"/></text:p>
      <text:p text:style-name="P7">Una declaración puede abarcar varias líneas:</text:p>
      <text:h text:style-name="P4" text:outline-level="3">Ejemplo</text:h>
      <text:p text:style-name="P13"><text:span text:style-name="T4">let</text:span> person = <text:span text:style-name="T5">"John Doe"</text:span>,<text:line-break/>carName = <text:span text:style-name="T5">"Volvo"</text:span>,<text:line-break/>price = <text:span text:style-name="T3">200</text:span>;</text:p>
      <text:p text:style-name="P6"><text:span text:style-name="T2"/></text:p>
      <text:p text:style-name="Horizontal_20_Line"/>
      <text:h text:style-name="P2" text:outline-level="2">Valor = indefinido</text:h>
      <text:p text:style-name="P7">En los programas de computadora, las variables a menudo se declaran sin valor. El valor puede ser algo que deba calcularse o algo que se proporcionará más adelante, como la entrada del usuario.</text:p>
      <text:p text:style-name="P7">Una variable declarada sin valor tendrá el valor <text:span text:style-name="Source_20_Text"><text:span text:style-name="T2">undefined</text:span></text:span>.</text:p>
      <text:p text:style-name="P7">La variable carName tendrá el valor <text:span text:style-name="Source_20_Text"><text:span text:style-name="T2">undefined </text:span></text:span>después de la ejecución de esta declaración:</text:p>
      <text:h text:style-name="P4" text:outline-level="3">Ejemplo</text:h>
      <text:p text:style-name="P13"><text:span text:style-name="T4">let</text:span> carName;</text:p>
      <text:p text:style-name="P6"><text:span text:style-name="T2"/></text:p>
      <text:p text:style-name="Horizontal_20_Line"/>
      <text:h text:style-name="P2" text:outline-level="2">Volver a declarar variables de JavaScript</text:h>
      <text:p text:style-name="P7">Si vuelve a declarar una variable JavaScript declarada con <text:span text:style-name="Source_20_Text"><text:span text:style-name="T2">var</text:span></text:span>, no perderá su valor.</text:p>
      <text:p text:style-name="P7">La variable <text:span text:style-name="Source_20_Text"><text:span text:style-name="T2">carName </text:span></text:span>seguirá teniendo el valor "Volvo" después de la ejecución de estas declaraciones:</text:p>
      <text:h text:style-name="P4" text:outline-level="3">Ejemplo</text:h>
      <text:p text:style-name="P13"><text:span text:style-name="T4">var</text:span> carName = <text:span text:style-name="T5">"Volvo"</text:span>;<text:line-break/><text:span text:style-name="T4">var</text:span> carName;</text:p>
      <text:p text:style-name="P7"><text:span text:style-name="T2"/></text:p>
      <text:h text:style-name="P3" text:outline-level="2">Nota</text:h>
      <text:p text:style-name="P7"><text:span text:style-name="T2">No puede volver a declarar una variable declarada con </text:span><text:span text:style-name="Source_20_Text"><text:span text:style-name="T2">let </text:span></text:span><text:span text:style-name="T2">o </text:span><text:span text:style-name="Source_20_Text"><text:span text:style-name="T2">const</text:span></text:span><text:span text:style-name="T2">.</text:span></text:p>
      <text:p text:style-name="P8"><text:soft-page-break/>Esto no funcionará:</text:p>
      <text:p text:style-name="P13"><text:span text:style-name="T4">let</text:span> carName = <text:span text:style-name="T5">"Volvo"</text:span>;<text:line-break/><text:span text:style-name="T4">let</text:span> carName;</text:p>
      <text:p text:style-name="Horizontal_20_Line"/>
      <text:h text:style-name="P2" text:outline-level="2">Aritmética de JavaScript</text:h>
      <text:p text:style-name="P7">Al igual que con el álgebra, puedes hacer aritmética con variables de JavaScript, usando operadores como <text:span text:style-name="Source_20_Text"><text:span text:style-name="T2">= </text:span></text:span>y <text:span text:style-name="Source_20_Text"><text:span text:style-name="T2">+</text:span></text:span>:</text:p>
      <text:h text:style-name="P4" text:outline-level="3">Ejemplo</text:h>
      <text:p text:style-name="P13"><text:span text:style-name="T4">let</text:span> x = <text:span text:style-name="T3">5</text:span> + <text:span text:style-name="T3">2</text:span> + <text:span text:style-name="T3">3</text:span>;</text:p>
      <text:p text:style-name="P7"><text:span text:style-name="T2"/></text:p>
      <text:p text:style-name="P7">También puedes agregar cadenas, pero las cadenas estarán concatenadas:</text:p>
      <text:h text:style-name="P4" text:outline-level="3">Ejemplo</text:h>
      <text:p text:style-name="P13"><text:span text:style-name="T4">let</text:span> x = <text:span text:style-name="T5">"John"</text:span> + <text:span text:style-name="T5">" "</text:span> + <text:span text:style-name="T5">"Doe"</text:span>;</text:p>
      <text:p text:style-name="P7"><text:span text:style-name="T2"/></text:p>
      <text:p text:style-name="P7">Prueba también esto:</text:p>
      <text:h text:style-name="P4" text:outline-level="3">Ejemplo</text:h>
      <text:p text:style-name="P13"><text:span text:style-name="T4">let</text:span> x = <text:span text:style-name="T5">"5"</text:span> + <text:span text:style-name="T3">2</text:span> + <text:span text:style-name="T3">3</text:span>;</text:p>
      <text:p text:style-name="P7"><text:a xlink:type="simple" xlink:href="https://www.w3schools.com/js/tryit.asp?filename=tryjs_variables_add_string_number" office:target-frame-name="_blank" xlink:show="new" text:style-name="Internet_20_link" text:visited-style-name="Visited_20_Internet_20_Link"><text:span text:style-name="T2"/></text:a></text:p>
      <text:h text:style-name="P2" text:outline-level="2"><text:span text:style-name="T2">Nota</text:span></text:h>
      <text:p text:style-name="P8">Si pone un número entre comillas, el resto de los números se tratarán como cadenas y se concatenarán.</text:p>
      <text:p text:style-name="P7">Ahora prueba esto:</text:p>
      <text:h text:style-name="P4" text:outline-level="3">Ejemplo</text:h>
      <text:p text:style-name="P13"><text:span text:style-name="T4">let</text:span> x = <text:span text:style-name="T3">2</text:span> + <text:span text:style-name="T3">3</text:span> + <text:span text:style-name="T5">"5"</text:span>;</text:p>
      <text:p text:style-name="P6"><text:span text:style-name="T2"/></text:p>
      <text:p text:style-name="Horizontal_20_Line"/>
      <text:h text:style-name="P2" text:outline-level="2">Signo de dólar JavaScript $</text:h>
      <text:p text:style-name="P7">Dado que JavaScript trata un signo de dólar como una letra, los identificadores que contienen $ son nombres de variables válidos:</text:p>
      <text:h text:style-name="P4" text:outline-level="3"><text:soft-page-break/>Ejemplo</text:h>
      <text:p text:style-name="P13"><text:span text:style-name="T4">let</text:span> $ = <text:span text:style-name="T5">"Hello World"</text:span>;<text:line-break/><text:span text:style-name="T4">let</text:span> $$$ = <text:span text:style-name="T3">2</text:span>;<text:line-break/><text:span text:style-name="T4">let</text:span> $myMoney = <text:span text:style-name="T3">5</text:span>;</text:p>
      <text:p text:style-name="P7"><text:span text:style-name="T2"/></text:p>
      <text:p text:style-name="P7">El uso del signo de dólar no es muy común en JavaScript, pero los programadores profesionales suelen utilizarlo como alias para la función principal en una biblioteca de JavaScript.</text:p>
      <text:p text:style-name="P7">En la biblioteca JavaScript jQuery, por ejemplo, la función principal <text:span text:style-name="Source_20_Text"><text:span text:style-name="T2">$ </text:span></text:span>se utiliza para seleccionar elementos HTML. En jQuery <text:span text:style-name="Source_20_Text"><text:span text:style-name="T2">$("p");</text:span></text:span>significa "seleccionar todos los elementos p".</text:p>
      <text:p text:style-name="Horizontal_20_Line"/>
      <text:h text:style-name="P2" text:outline-level="2">Subrayado de JavaScript (_)</text:h>
      <text:p text:style-name="P7">Dado que JavaScript trata el guión bajo como una letra, los identificadores que contienen _ son nombres de variables válidos:</text:p>
      <text:h text:style-name="P4" text:outline-level="3">Ejemplo</text:h>
      <text:p text:style-name="P13"><text:span text:style-name="T4">let</text:span> _lastName = <text:span text:style-name="T5">"Johnson"</text:span>;<text:line-break/><text:span text:style-name="T4">let</text:span> _x = <text:span text:style-name="T3">2</text:span>;<text:line-break/><text:span text:style-name="T4">let</text:span> _100 = <text:span text:style-name="T3">5</text:span>;</text:p>
      <text:p text:style-name="P7"><text:span text:style-name="T2"/></text:p>
      <text:p text:style-name="P7"/>
      <text:p text:style-name="Horizontal_20_Line"/>
      <text:h text:style-name="P2" text:outline-level="2"><text:span text:style-name="T2">Ejercicio:</text:span></text:h>
      <text:p text:style-name="P7"><text:span text:style-name="T2">Cree una variable llamada </text:span><text:span text:style-name="Source_20_Text"><text:span text:style-name="T2">carName </text:span></text:span><text:span text:style-name="T2">y asígnele el valor </text:span><text:span text:style-name="Source_20_Text"><text:span text:style-name="T2">Volvo</text:span></text:span><text:span text:style-name="T2">.</text:span></text:p>
      <text:p text:style-name="P5"><text:span text:style-name="T7">let</text:span><draw:control text:anchor-type="as-char" draw:z-index="0" draw:name="Forma1" draw:style-name="gr1" draw:text-style-name="P20" svg:width="1.985cm" svg:height="0.662cm" draw:control="control1"/>= "<draw:control text:anchor-type="as-char" draw:z-index="1" draw:name="Forma2" draw:style-name="gr1" draw:text-style-name="P20" svg:width="1.43cm" svg:height="0.662cm" draw:control="control2"/>"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3T17:16:24.872000000</meta:creation-date>
    <dc:date>2024-03-13T17:28:51.229000000</dc:date>
    <meta:editing-duration>PT12M26S</meta:editing-duration>
    <meta:editing-cycles>1</meta:editing-cycles>
    <meta:document-statistic meta:table-count="0" meta:image-count="0" meta:object-count="0" meta:page-count="7" meta:paragraph-count="143" meta:word-count="1192" meta:character-count="6763" meta:non-whitespace-character-count="5725"/>
    <meta:generator>LibreOffice/7.6.0.3$Windows_X86_64 LibreOffice_project/69edd8b8ebc41d00b4de3915dc82f8f0fc3b6265</meta:generator>
  </office:meta>
</office:document-meta>
</file>